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57.06pt"/>
    </style:style>
    <style:style style:name="co3" style:family="table-column">
      <style:table-column-properties fo:break-before="auto" style:column-width="151pt"/>
    </style:style>
    <style:style style:name="co4" style:family="table-column">
      <style:table-column-properties fo:break-before="auto" style:column-width="49.01pt"/>
    </style:style>
    <style:style style:name="co5" style:family="table-column">
      <style:table-column-properties fo:break-before="auto" style:column-width="31.8pt"/>
    </style:style>
    <style:style style:name="co6" style:family="table-column">
      <style:table-column-properties fo:break-before="auto" style:column-width="1213.71pt"/>
    </style:style>
    <style:style style:name="co7" style:family="table-column">
      <style:table-column-properties fo:break-before="auto" style:column-width="122.74pt"/>
    </style:style>
    <style:style style:name="co8" style:family="table-column">
      <style:table-column-properties fo:break-before="auto" style:column-width="1420.24pt"/>
    </style:style>
    <style:style style:name="co9" style:family="table-column">
      <style:table-column-properties fo:break-before="auto" style:column-width="110.1pt"/>
    </style:style>
    <style:style style:name="co10" style:family="table-column">
      <style:table-column-properties fo:break-before="auto" style:column-width="153.01pt"/>
    </style:style>
    <style:style style:name="co11" style:family="table-column">
      <style:table-column-properties fo:break-before="auto" style:column-width="837.89pt"/>
    </style:style>
    <style:style style:name="co12" style:family="table-column">
      <style:table-column-properties fo:break-before="auto" style:column-width="124.75pt"/>
    </style:style>
    <style:style style:name="co13" style:family="table-column">
      <style:table-column-properties fo:break-before="auto" style:column-width="1419.76pt"/>
    </style:style>
    <style:style style:name="co14" style:family="table-column">
      <style:table-column-properties fo:break-before="auto" style:column-width="72.26pt"/>
    </style:style>
    <style:style style:name="ro1" style:family="table-row">
      <style:table-row-properties style:row-height="14.51pt" fo:break-before="auto" style:use-optimal-row-height="true"/>
    </style:style>
    <style:style style:name="ta1" style:family="table" style:master-page-name="PageStyle_5f_Large_20_alphabets">
      <style:table-properties table:display="true" style:writing-mode="lr-tb"/>
    </style:style>
    <style:style style:name="ta2" style:family="table" style:master-page-name="PageStyle_5f_Error_20_analysi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rge alphabe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5 (26)</text:p>
          </table:table-cell>
          <table:table-cell office:value-type="string" calcext:value-type="string">
            <text:p>UMI (8)</text:p>
          </table:table-cell>
          <table:table-cell office:value-type="string" calcext:value-type="string">
            <text:p>BC (2)</text:p>
          </table:table-cell>
          <table:table-cell office:value-type="string" calcext:value-type="string">
            <text:p>Payload (42) (Composite)</text:p>
          </table:table-cell>
          <table:table-cell office:value-type="string" calcext:value-type="string">
            <text:p>RA3 (21)</text:p>
          </table:table-cell>
          <table:table-cell office:value-type="string" calcext:value-type="string">
            <text:p>full oligo (99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olution1</text:p>
          </table:table-cell>
          <table:table-cell table:style-name="ce1" office:value-type="string" calcext:value-type="string">
            <text:p>GTTCAGAGTTCTACAGTCCGACGATC</text:p>
          </table:table-cell>
          <table:table-cell table:style-name="ce1" office:value-type="string" calcext:value-type="string">
            <text:p>NNNNNNNN</text:p>
          </table:table-cell>
          <table:table-cell office:value-type="string" calcext:value-type="string">
            <text:p>AT</text:p>
          </table:table-cell>
          <table:table-cell table:style-name="ce1" office:value-type="string" calcext:value-type="string">
            <text:p>CGCCGGATGCGGCTAGGACCTCCGGAACTAACTCCACTTTCT</text:p>
          </table:table-cell>
          <table:table-cell table:style-name="ce1" office:value-type="string" calcext:value-type="string">
            <text:p>TGGAATTCTCGGGTGCCAAGG</text:p>
          </table:table-cell>
          <table:table-cell table:style-name="ce1" office:value-type="string" calcext:value-type="string">
            <text:p>GTTCAGAGTTCTACAGTCCGACGATCNNNNNNNNAT|CGCCGGATGCGGCTAGGACCTCCGGAACTAACTCCACTTTCT|TGGAATTCTCGGGTGCCAAGG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olution2</text:p>
          </table:table-cell>
          <table:table-cell table:style-name="ce1" office:value-type="string" calcext:value-type="string">
            <text:p>GTTCAGAGTTCTACAGTCCGACGATC</text:p>
          </table:table-cell>
          <table:table-cell table:style-name="ce1" office:value-type="string" calcext:value-type="string">
            <text:p>NNNNNNNN</text:p>
          </table:table-cell>
          <table:table-cell office:value-type="string" calcext:value-type="string">
            <text:p>GC</text:p>
          </table:table-cell>
          <table:table-cell table:style-name="ce1" office:value-type="string" calcext:value-type="string">
            <text:p>YTWSKYKCRYGWMAKGKRSWMTKCRTYTWSKYKCRYGWMAKG</text:p>
          </table:table-cell>
          <table:table-cell table:style-name="ce1" office:value-type="string" calcext:value-type="string">
            <text:p>TGGAATTCTCGGGTGCCAAGG</text:p>
          </table:table-cell>
          <table:table-cell table:style-name="ce1" office:value-type="string" calcext:value-type="string">
            <text:p>GTTCAGAGTTCTACAGTCCGACGATCNNNNNNNNGC|YTWSKYKCRYGWMAKGKRSWMTKCRTYTWSKYKCRYGWMAKG|TGGAATTCTCGGGTGCCAAGG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olution3</text:p>
          </table:table-cell>
          <table:table-cell table:style-name="ce1" office:value-type="string" calcext:value-type="string">
            <text:p>GTTCAGAGTTCTACAGTCCGACGATC</text:p>
          </table:table-cell>
          <table:table-cell table:style-name="ce1" office:value-type="string" calcext:value-type="string">
            <text:p>NNNNNNNN</text:p>
          </table:table-cell>
          <table:table-cell office:value-type="string" calcext:value-type="string">
            <text:p>CA</text:p>
          </table:table-cell>
          <table:table-cell table:style-name="ce1" office:value-type="string" calcext:value-type="string">
            <text:p>(67003300)D(33006700)(00336700)BBCB(00330067)AH(00003367)D(00670033)ADH(00006733)(00003367)(67003300)D(33006700)(00336700)BBCB(00330067)AH(00003367)D(00670033)ADH(00006733)(00003367)(67003300)D(33006700)(00336700)</text:p>
          </table:table-cell>
          <table:table-cell table:style-name="ce1" office:value-type="string" calcext:value-type="string">
            <text:p>TGGAATTCTCGGGTGCCAAGG</text:p>
          </table:table-cell>
          <table:table-cell table:style-name="ce1" office:value-type="string" calcext:value-type="string">
            <text:p>GTTCAGAGTTCTACAGTCCGACGATCNNNNNNNNCA|(67003300)D(33006700)(00336700)BBCB(00330067)AH(00003367)D(00670033)ADH(00006733)(00003367)(67003300)D(33006700)(00336700)BBCB(00330067)AH(00003367)D(00670033)ADH(00006733)(00003367)(67003300)D(33006700)(00336700)|TGGAATTCTCGGGTGCCAAGG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UPAC</text:p>
          </table:table-cell>
          <table:table-cell table:style-name="ce1" office:value-type="string" calcext:value-type="string">
            <text:p>GTTCAGAGTTCTACAGTCCGACGATC</text:p>
          </table:table-cell>
          <table:table-cell table:style-name="ce1" office:value-type="string" calcext:value-type="string">
            <text:p>NNNNNNNN</text:p>
          </table:table-cell>
          <table:table-cell office:value-type="string" calcext:value-type="string">
            <text:p>TG</text:p>
          </table:table-cell>
          <table:table-cell table:style-name="ce1" office:value-type="string" calcext:value-type="string">
            <text:p>MCMWWGYYVCMGRDNTMGAGSCMCMWWGYYVCMGRDNTMGAG</text:p>
          </table:table-cell>
          <table:table-cell table:style-name="ce1" office:value-type="string" calcext:value-type="string">
            <text:p>TGGAATTCTCGGGTGCCAAGG</text:p>
          </table:table-cell>
          <table:table-cell table:style-name="ce1" office:value-type="string" calcext:value-type="string">
            <text:p>GTTCAGAGTTCTACAGTCCGACGATCNNNNNNNNTG|MCMWWGYYVCMGRDNTMGAGSCMCMWWGYYVCMGRDNTMGAG|TGGAATTCTCGGGTGCCAAGG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 analysis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5 (26)</text:p>
          </table:table-cell>
          <table:table-cell office:value-type="string" calcext:value-type="string">
            <text:p>Payload (145) (Composite - de Bruijn)</text:p>
          </table:table-cell>
          <table:table-cell office:value-type="string" calcext:value-type="string">
            <text:p>RA3 (21)</text:p>
          </table:table-cell>
          <table:table-cell office:value-type="string" calcext:value-type="string">
            <text:p>full oligo (192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UPAC_letters</text:p>
          </table:table-cell>
          <table:table-cell table:style-name="ce1" office:value-type="string" calcext:value-type="string">
            <text:p>GTTCAGAGTTCTACAGTCCGACGATC</text:p>
          </table:table-cell>
          <table:table-cell table:style-name="ce1" office:value-type="string" calcext:value-type="string">
            <text:p>VDMNRACKDHKRYSDKVKMVGHDWRHRMYHTWAYKWBYDSBSVYCBDNBGVWWSKSWNWYVVBHWDTDVNYWVMDRKNKARNHSRRSSMKHHNVSNDYRDDBKKBWHYNSHMBMCNMMSYMRVHBVRBRWMWKYYBBNNGSTMHV</text:p>
          </table:table-cell>
          <table:table-cell table:style-name="ce1" office:value-type="string" calcext:value-type="string">
            <text:p>TGGAATTCTCGGGTGCCAAGG</text:p>
          </table:table-cell>
          <table:table-cell table:style-name="ce1" office:value-type="string" calcext:value-type="string">
            <text:p>GTTCAGAGTTCTACAGTCCGACGATCVDMNRACKDHKRYSDKVKMVGHDWRHRMYHTWAYKWBYDSBSVYCBDNBGVWWSKSWNWYVVBHWDTDVNYWVMDRKNKARNHSRRSSMKHHNVSNDYRDDBKKBWHYNSHMBMCNMMSYMRVHBVRBRWMWKYYBBNNGSTMHVTGGAATTCTCGGGTGCCAAGG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arge_20_alphabets" style:display-name="PageStyle_Large alphab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_20_analysis" style:display-name="PageStyle_Error analys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Anavy</meta:initial-creator>
    <dc:creator>Leon Anavy</dc:creator>
    <meta:creation-date>2016-07-15T13:05:40</meta:creation-date>
    <dc:date>2018-09-25T08:03:02</dc:date>
    <meta:generator>LibreOffice/5.2.7.2$Linux_X86_64 LibreOffice_project/20m0$Build-2</meta:generator>
    <meta:document-statistic meta:table-count="2" meta:cell-count="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